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0pt" officeooo:rsid="000f100c" officeooo:paragraph-rsid="000f100c" style:font-size-asian="70pt" style:font-size-complex="80pt"/>
    </style:style>
    <style:style style:name="P2" style:family="paragraph" style:parent-style-name="Standard">
      <style:paragraph-properties fo:text-align="center" style:justify-single-word="false"/>
      <style:text-properties fo:font-size="54pt" officeooo:rsid="000f100c" officeooo:paragraph-rsid="000f100c" style:font-size-asian="47.25pt" style:font-size-complex="54pt"/>
    </style:style>
    <style:style style:name="P3" style:family="paragraph" style:parent-style-name="Standard">
      <style:paragraph-properties fo:text-align="center" style:justify-single-word="false"/>
      <style:text-properties fo:font-size="15pt" officeooo:rsid="000f100c" officeooo:paragraph-rsid="000f100c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6pt" officeooo:rsid="000f100c" officeooo:paragraph-rsid="000f100c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f100c" officeooo:paragraph-rsid="000f100c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24114" officeooo:paragraph-rsid="00124114" style:font-size-asian="14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icilum</text:p>
      <text:p text:style-name="P1">Vitae</text:p>
      <text:p text:style-name="P2">OF</text:p>
      <text:p text:style-name="P2">@geetgeet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><text:soft-page-break/>My name is geet geet </text:p>
      <text:p text:style-name="P4">i have two feet feet </text:p>
      <text:p text:style-name="P4">i like to eat eat </text:p>
      <text:p text:style-name="P4">my favourite food is meat meat</text:p>
      <text:p text:style-name="P4"/>
      <text:p text:style-name="P4">everyday we see people we meet meet</text:p>
      <text:p text:style-name="P4">in class the lecturer says take a seat seat</text:p>
      <text:p text:style-name="P4">i did not sit next to Pete Pete</text:p>
      <text:p text:style-name="P4"/>
      <text:p text:style-name="P6">In the morning the taxi make teet teet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4:12:45.063405181</meta:creation-date>
    <dc:date>2020-09-10T14:25:41.651725657</dc:date>
    <meta:editing-duration>PT12M40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2" meta:paragraph-count="12" meta:word-count="57" meta:character-count="263" meta:non-whitespace-character-count="215"/>
  </office:meta>
</office:document-meta>
</file>